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cm" fo:margin-bottom="0cm" style:writing-mode="lr-tb"/>
    </style:style>
    <style:style style:name="P2" style:family="paragraph" style:parent-style-name="Standard">
      <style:paragraph-properties fo:break-before="auto" fo:line-height="115%" fo:margin-bottom="0.212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fo:line-height="115%" fo:margin-bottom="0.212cm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00%" fo:margin-top="0cm" fo:margin-bottom="0.212cm" style:writing-mode="lr-tb"/>
    </style:style>
    <style:style style:name="T4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1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2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_2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break-before="auto" fo:line-height="115%" fo:margin-bottom="0.212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00%" fo:margin-top="0cm" fo:margin-bottom="0.212cm" style:writing-mode="lr-tb"/>
    </style:style>
    <style:style style:name="T6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2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2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3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0" style:family="text"/>
    <style:style style:name="T6_41" style:family="text"/>
    <style:style style:name="T6_4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4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5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6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7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6_8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break-before="auto" fo:line-height="100%" fo:margin-top="0cm" fo:margin-bottom="0.212cm" style:writing-mode="lr-tb"/>
    </style:style>
    <style:style style:name="T7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7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7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7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7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7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break-before="auto" fo:line-height="100%" fo:margin-top="0cm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able1" style:family="table">
      <style:table-properties table:align="left" style:width="15.247cm" fo:margin-left="0.19cm"/>
    </style:style>
    <style:style style:name="Column1" style:family="table-column">
      <style:table-column-properties style:column-width="7.624cm"/>
    </style:style>
    <style:style style:name="Column2" style:family="table-column">
      <style:table-column-properties style:column-width="7.624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fo:margin-top="0cm" style:writing-mode="lr-tb"/>
    </style:style>
    <style:style style:name="P14" style:family="paragraph" style:parent-style-name="Standard">
      <style:paragraph-properties fo:break-before="auto" fo:line-height="100%"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break-before="auto" fo:line-height="115%" fo:margin-bottom="0.212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line-height="115%" fo:margin-bottom="0.212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00%" fo:margin-top="0cm" fo:margin-bottom="0.212cm" style:writing-mode="lr-tb"/>
    </style:style>
    <style:style style:name="T17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7_17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18" style:family="paragraph" style:parent-style-name="Standard">
      <style:paragraph-properties fo:break-before="auto" fo:line-height="115%" fo:margin-bottom="0.212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00%" fo:margin-top="0cm" fo:margin-bottom="0.212cm" style:writing-mode="lr-tb"/>
    </style:style>
    <style:style style:name="T19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2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3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4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5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6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7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8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9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0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1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2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3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4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5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19_16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P20" style:family="paragraph" style:parent-style-name="Standard">
      <style:paragraph-properties fo:break-before="auto" fo:line-height="100%" fo:margin-top="0cm" fo:margin-bottom="0.212cm" style:writing-mode="lr-tb"/>
    </style:style>
    <style:style style:name="T20_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0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20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fo:break-before="auto" fo:line-height="100%" fo:margin-top="0cm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able2" style:family="table">
      <style:table-properties table:align="left" style:width="15.247cm" fo:margin-left="0.19cm"/>
    </style:style>
    <style:style style:name="Column3" style:family="table-column">
      <style:table-column-properties style:column-width="7.624cm"/>
    </style:style>
    <style:style style:name="Column4" style:family="table-column">
      <style:table-column-properties style:column-width="7.624cm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P27" style:family="paragraph" style:parent-style-name="Standard">
      <style:paragraph-properties fo:break-before="auto" fo:line-height="100%"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break-before="auto" fo:line-height="115%" fo:margin-bottom="0.212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bottom="0.212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00%" fo:margin-top="0cm" fo:margin-bottom="0.212cm" style:writing-mode="lr-tb"/>
    </style:style>
    <style:style style:name="T30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0_1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break-before="auto" fo:line-height="115%" fo:margin-bottom="0.212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Standard">
      <style:paragraph-properties fo:break-before="auto" fo:line-height="100%" fo:margin-top="0cm" fo:margin-bottom="0.212cm" style:writing-mode="lr-tb"/>
    </style:style>
    <style:style style:name="T32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1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2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7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39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40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2_41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break-before="auto" fo:line-height="100%" fo:margin-top="0cm" fo:margin-bottom="0.212cm" style:writing-mode="lr-tb"/>
    </style:style>
    <style:style style:name="T33_1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3_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3_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3_4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3_5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3_6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able3" style:family="table">
      <style:table-properties table:align="left" style:width="15.247cm" fo:margin-left="0.19cm"/>
    </style:style>
    <style:style style:name="Column5" style:family="table-column">
      <style:table-column-properties style:column-width="7.624cm"/>
    </style:style>
    <style:style style:name="Column6" style:family="table-column">
      <style:table-column-properties style:column-width="7.624cm"/>
    </style:style>
    <style:style style:name="Row5" style:family="table-row"/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P39" style:family="paragraph" style:parent-style-name="Standard">
      <style:paragraph-properties fo:break-before="auto" fo:line-height="100%" fo:margin-top="0cm" fo:margin-bottom="0cm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/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Adicionar</text:span><text:span text:style-name="T2_8"><text:s/></text:span><text:span text:style-name="T2_9">obras</text:span><text:span text:style-name="T2_10"><text:s/></text:span><text:span text:style-name="T2_11">musicais</text:span></text:p>
      <text:p text:style-name="P3"><text:span text:style-name="T3_1">Atores</text:span><text:span text:style-name="T3_2">:<text:s/></text:span><text:span text:style-name="T3_3">Usuário</text:span></text:p>
      <text:p text:style-name="P4"><text:span text:style-name="T4_1">Finalidade</text:span><text:span text:style-name="T4_2">:<text:s/></text:span><text:span text:style-name="T4_3">Manter</text:span><text:span text:style-name="T4_4"><text:s/></text:span><text:span text:style-name="T4_5">uma</text:span><text:span text:style-name="T4_6"><text:s/></text:span><text:span text:style-name="T4_7">base</text:span><text:span text:style-name="T4_8"><text:s/></text:span><text:span text:style-name="T4_9">de</text:span><text:span text:style-name="T4_10"><text:s/></text:span><text:span text:style-name="T4_11">dados</text:span><text:span text:style-name="T4_12"><text:s/></text:span><text:span text:style-name="T4_13">para</text:span><text:span text:style-name="T4_14"><text:s/></text:span><text:span text:style-name="T4_15">as</text:span><text:span text:style-name="T4_16"><text:s/></text:span><text:span text:style-name="T4_17">obras</text:span><text:span text:style-name="T4_18"><text:s/></text:span><text:span text:style-name="T4_19">musicais</text:span><text:span text:style-name="T4_20">.</text:span><text:span text:style-name="T4_21"><text:s/></text:span></text:p>
      <text:p text:style-name="P5"><text:span text:style-name="T5_1">Tipo</text:span><text:span text:style-name="T5_2">:<text:s/></text:span><text:span text:style-name="T5_3">primário</text:span><text:span text:style-name="T5_4"><text:s/></text:span><text:span text:style-name="T5_5">e</text:span><text:span text:style-name="T5_6"><text:s/></text:span><text:span text:style-name="T5_7">essencial</text:span></text:p>
      <text:p text:style-name="P6"><text:span text:style-name="T6_1">Descrição</text:span><text:span text:style-name="T6_2">:<text:s/></text:span><text:span text:style-name="T6_3">O</text:span><text:span text:style-name="T6_4"><text:s/></text:span><text:span text:style-name="T6_5">Usuário</text:span><text:span text:style-name="T6_6"><text:s/></text:span><text:span text:style-name="T6_7">acessa</text:span><text:span text:style-name="T6_8"><text:s/></text:span><text:span text:style-name="T6_9">o</text:span><text:span text:style-name="T6_10"><text:s/></text:span><text:span text:style-name="T6_11">sistema</text:span><text:span text:style-name="T6_12"><text:s/></text:span><text:span text:style-name="T6_13">e</text:span><text:span text:style-name="T6_14"><text:s/></text:span><text:span text:style-name="T6_15">escolhe</text:span><text:span text:style-name="T6_16"><text:s/></text:span><text:span text:style-name="T6_17"><text:s/></text:span><text:span text:style-name="T6_18">em</text:span><text:span text:style-name="T6_19"><text:s/></text:span><text:span text:style-name="T6_20">uma</text:span><text:span text:style-name="T6_21"><text:s/></text:span><text:span text:style-name="T6_22">pasta</text:span><text:span text:style-name="T6_23"><text:s/></text:span><text:span text:style-name="T6_24">do</text:span><text:span text:style-name="T6_25"><text:s/></text:span><text:span text:style-name="T6_26">sistema</text:span><text:span text:style-name="T6_27"><text:s/></text:span><text:span text:style-name="T6_28">a</text:span><text:span text:style-name="T6_29"><text:s/></text:span><text:span text:style-name="T6_30">música</text:span><text:span text:style-name="T6_31"><text:s/></text:span><text:span text:style-name="T6_32">que</text:span><text:span text:style-name="T6_33"><text:s/></text:span><text:span text:style-name="T6_34">deseja</text:span><text:span text:style-name="T6_35"><text:s/></text:span><text:span text:style-name="T6_36">armazenar</text:span><text:span text:style-name="T6_37"><text:s/></text:span><text:span text:style-name="T6_38">em</text:span><text:span text:style-name="T6_39"><text:s/></text:span><text:span text:style-name="T6_40">MP</text:span><text:span text:style-name="T6_41">3</text:span><text:span text:style-name="T6_42">,<text:s/></text:span><text:span text:style-name="T6_43">mantendo</text:span><text:span text:style-name="T6_44"><text:s/></text:span><text:span text:style-name="T6_45">os</text:span><text:span text:style-name="T6_46"><text:s/></text:span><text:span text:style-name="T6_47">dados</text:span><text:span text:style-name="T6_48"><text:s/></text:span><text:span text:style-name="T6_49">dela</text:span><text:span text:style-name="T6_50">(</text:span><text:span text:style-name="T6_51">autores</text:span><text:span text:style-name="T6_52">,<text:s/></text:span><text:span text:style-name="T6_53">título</text:span><text:span text:style-name="T6_54"><text:s/></text:span><text:span text:style-name="T6_55">das</text:span><text:span text:style-name="T6_56"><text:s/></text:span><text:span text:style-name="T6_57">músicas</text:span><text:span text:style-name="T6_58">,<text:s/></text:span><text:span text:style-name="T6_59">intérpretes</text:span><text:span text:style-name="T6_60">,<text:s/></text:span><text:span text:style-name="T6_61">gravadora</text:span><text:span text:style-name="T6_62">,<text:s/></text:span><text:span text:style-name="T6_63">letras</text:span><text:span text:style-name="T6_64"><text:s/></text:span><text:span text:style-name="T6_65">de</text:span><text:span text:style-name="T6_66"><text:s/></text:span><text:span text:style-name="T6_67">música</text:span><text:span text:style-name="T6_68">,<text:s/></text:span><text:span text:style-name="T6_69">ano</text:span><text:span text:style-name="T6_70"><text:s/></text:span><text:span text:style-name="T6_71">de</text:span><text:span text:style-name="T6_72"><text:s/></text:span><text:span text:style-name="T6_73">gravação</text:span><text:span text:style-name="T6_74">,<text:s/></text:span><text:span text:style-name="T6_75">categoria</text:span><text:span text:style-name="T6_76"><text:s/></text:span><text:span text:style-name="T6_77">musical</text:span><text:span text:style-name="T6_78">(</text:span><text:span text:style-name="T6_79">Rock</text:span><text:span text:style-name="T6_80">,<text:s/></text:span><text:span text:style-name="T6_81">Pop</text:span><text:span text:style-name="T6_82">,<text:s/></text:span><text:span text:style-name="T6_83">Clássico</text:span><text:span text:style-name="T6_84">,<text:s/></text:span><text:span text:style-name="T6_85">etc</text:span><text:span text:style-name="T6_86">)<text:s/>.</text:span><text:span text:style-name="T6_87"><text:s/></text:span></text:p>
      <text:p text:style-name="P7"><text:span text:style-name="T7_1">Referências</text:span><text:span text:style-name="T7_2"><text:s/></text:span><text:span text:style-name="T7_3">Cruzadas</text:span><text:span text:style-name="T7_4">:<text:s/></text:span><text:span text:style-name="T7_5">RF</text:span><text:span text:style-name="T7_6">_1</text:span></text:p>
      <text:p text:style-name="P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Ação</text:span><text:span text:style-name="T9_2"><text:s/></text:span><text:span text:style-name="T9_3">do</text:span><text:span text:style-name="T9_4"><text:s/></text:span><text:span text:style-name="T9_5">ator</text:span></text:p>
          </table:table-cell>
          <table:table-cell table:style-name="Cell2">
            <text:p text:style-name="P10"><text:span text:style-name="T10_1">Resposta</text:span><text:span text:style-name="T10_2"><text:s/></text:span><text:span text:style-name="T10_3">do</text:span><text:span text:style-name="T10_4"><text:s/></text:span><text:span text:style-name="T10_5">sistema</text:span></text:p>
          </table:table-cell>
        </table:table-row>
        <table:table-row table:style-name="Row2">
          <table:table-cell table:style-name="Cell3">
            <text:list text:style-name="LS1" xml:id="list0">
              <text:list-item>
                <text:p text:style-name="P11"><text:span text:style-name="T11_1">O</text:span><text:span text:style-name="T11_2"><text:s/></text:span><text:span text:style-name="T11_3">usuário</text:span><text:span text:style-name="T11_4"><text:s/></text:span><text:span text:style-name="T11_5">escolhe</text:span><text:span text:style-name="T11_6"><text:s/></text:span><text:span text:style-name="T11_7">o</text:span><text:span text:style-name="T11_8"><text:s/></text:span><text:span text:style-name="T11_9">arquivo</text:span><text:span text:style-name="T11_10"><text:s/></text:span><text:span text:style-name="T11_11">mp</text:span><text:span text:style-name="T11_12">3<text:s/></text:span><text:span text:style-name="T11_13">e</text:span><text:span text:style-name="T11_14"><text:s/></text:span><text:span text:style-name="T11_15">os</text:span><text:span text:style-name="T11_16"><text:s/></text:span><text:span text:style-name="T11_17">dados</text:span><text:span text:style-name="T11_18"><text:s/></text:span><text:span text:style-name="T11_19">da</text:span><text:span text:style-name="T11_20"><text:s/></text:span><text:span text:style-name="T11_21">música</text:span><text:span text:style-name="T11_22"><text:s/></text:span><text:span text:style-name="T11_23">que</text:span><text:span text:style-name="T11_24"><text:s/></text:span><text:span text:style-name="T11_25">deseja</text:span><text:span text:style-name="T11_26"><text:s/></text:span><text:span text:style-name="T11_27">manter</text:span><text:span text:style-name="T11_28"><text:s/></text:span><text:span text:style-name="T11_29">no</text:span><text:span text:style-name="T11_30"><text:s/></text:span><text:span text:style-name="T11_31">sistema</text:span></text:p>
              </text:list-item>
            </text:list>
          </table:table-cell>
          <table:table-cell table:style-name="Cell4">
            <text:list text:style-name="LS1" xml:id="list1" text:continue-list="list0">
              <text:list-item>
                <text:p text:style-name="P12"><text:span text:style-name="T12_1">Informa</text:span><text:span text:style-name="T12_2"><text:s/></text:span><text:span text:style-name="T12_3">se</text:span><text:span text:style-name="T12_4"><text:s/></text:span><text:span text:style-name="T12_5">a</text:span><text:span text:style-name="T12_6"><text:s/></text:span><text:span text:style-name="T12_7">música</text:span><text:span text:style-name="T12_8"><text:s/></text:span><text:span text:style-name="T12_9">foi</text:span><text:span text:style-name="T12_10"><text:s/></text:span><text:span text:style-name="T12_11">armazenada</text:span><text:span text:style-name="T12_12"><text:s/></text:span><text:span text:style-name="T12_13">com</text:span><text:span text:style-name="T12_14"><text:s/></text:span><text:span text:style-name="T12_15">sucesso</text:span></text:p>
              </text:list-item>
            </text:list>
          </table:table-cell>
        </table:table-row>
      </table:table>
      <text:p text:style-name="P13"/>
      <text:p text:style-name="P14"/>
      <text:p text:style-name="P15"><text:span text:style-name="T15_1">Caso</text:span><text:span text:style-name="T15_2"><text:s/></text:span><text:span text:style-name="T15_3">de</text:span><text:span text:style-name="T15_4"><text:s/></text:span><text:span text:style-name="T15_5">uso</text:span><text:span text:style-name="T15_6">:<text:s/></text:span><text:span text:style-name="T15_7">Registrar</text:span><text:span text:style-name="T15_8"><text:s/></text:span><text:span text:style-name="T15_9">dados</text:span><text:span text:style-name="T15_10"><text:s/></text:span><text:span text:style-name="T15_11">de</text:span><text:span text:style-name="T15_12"><text:s/></text:span><text:span text:style-name="T15_13">aquisição</text:span></text:p>
      <text:p text:style-name="P16"><text:span text:style-name="T16_1">Atores</text:span><text:span text:style-name="T16_2">:<text:s/></text:span><text:span text:style-name="T16_3">Usuário</text:span></text:p>
      <text:p text:style-name="P17"><text:span text:style-name="T17_1">Finalidade</text:span><text:span text:style-name="T17_2">:<text:s/></text:span><text:span text:style-name="T17_3">Registrar</text:span><text:span text:style-name="T17_4"><text:s/></text:span><text:span text:style-name="T17_5">dados</text:span><text:span text:style-name="T17_6"><text:s/></text:span><text:span text:style-name="T17_7">adicionais</text:span><text:span text:style-name="T17_8"><text:s/></text:span><text:span text:style-name="T17_9">para</text:span><text:span text:style-name="T17_10"><text:s/></text:span><text:span text:style-name="T17_11">obras</text:span><text:span text:style-name="T17_12"><text:s/></text:span><text:span text:style-name="T17_13">não</text:span><text:span text:style-name="T17_14"><text:s/></text:span><text:span text:style-name="T17_15">digitalizadas</text:span><text:span text:style-name="T17_16">.</text:span><text:span text:style-name="T17_17"><text:s/></text:span></text:p>
      <text:p text:style-name="P18"><text:span text:style-name="T18_1">Tipo</text:span><text:span text:style-name="T18_2">:<text:s/></text:span><text:span text:style-name="T18_3">secundário</text:span><text:span text:style-name="T18_4"><text:s text:c="2"/></text:span><text:span text:style-name="T18_5">e</text:span><text:span text:style-name="T18_6"><text:s/></text:span><text:span text:style-name="T18_7">essencial</text:span></text:p>
      <text:p text:style-name="P19"><text:span text:style-name="T19_1">Descrição</text:span><text:span text:style-name="T19_2">:<text:s/></text:span><text:span text:style-name="T19_3">O</text:span><text:span text:style-name="T19_4"><text:s/></text:span><text:span text:style-name="T19_5">Usuário</text:span><text:span text:style-name="T19_6"><text:s/></text:span><text:span text:style-name="T19_7">que</text:span><text:span text:style-name="T19_8"><text:s/></text:span><text:span text:style-name="T19_9">acessar</text:span><text:span text:style-name="T19_10"><text:s/></text:span><text:span text:style-name="T19_11">o</text:span><text:span text:style-name="T19_12"><text:s/></text:span><text:span text:style-name="T19_13">sistema</text:span><text:span text:style-name="T19_14"><text:s/></text:span><text:span text:style-name="T19_15">e</text:span><text:span text:style-name="T19_16"><text:s/></text:span><text:span text:style-name="T19_17">escolher</text:span><text:span text:style-name="T19_18"><text:s/></text:span><text:span text:style-name="T19_19">uma</text:span><text:span text:style-name="T19_20"><text:s/></text:span><text:span text:style-name="T19_21">música</text:span><text:span text:style-name="T19_22"><text:s/></text:span><text:span text:style-name="T19_23">não</text:span><text:span text:style-name="T19_24">-</text:span><text:span text:style-name="T19_25">digitalizada</text:span><text:span text:style-name="T19_26"><text:s/></text:span><text:span text:style-name="T19_27">para</text:span><text:span text:style-name="T19_28"><text:s/></text:span><text:span text:style-name="T19_29">armazenar</text:span><text:span text:style-name="T19_30">,<text:s/></text:span><text:span text:style-name="T19_31">poderá</text:span><text:span text:style-name="T19_32"><text:s/></text:span><text:span text:style-name="T19_33">gravar</text:span><text:span text:style-name="T19_34"><text:s/></text:span><text:span text:style-name="T19_35">os</text:span><text:span text:style-name="T19_36"><text:s/></text:span><text:span text:style-name="T19_37">seguintes</text:span><text:span text:style-name="T19_38"><text:s/></text:span><text:span text:style-name="T19_39">dados</text:span><text:span text:style-name="T19_40"><text:s/></text:span><text:span text:style-name="T19_41">adicionais</text:span><text:span text:style-name="T19_42">:<text:s text:c="2"/></text:span><text:span text:style-name="T19_43">registro</text:span><text:span text:style-name="T19_44"><text:s/></text:span><text:span text:style-name="T19_45">de</text:span><text:span text:style-name="T19_46"><text:s/></text:span><text:span text:style-name="T19_47">dados</text:span><text:span text:style-name="T19_48"><text:s/></text:span><text:span text:style-name="T19_49">de</text:span><text:span text:style-name="T19_50"><text:s/></text:span><text:span text:style-name="T19_51">aquisição</text:span><text:span text:style-name="T19_52"><text:s/>(</text:span><text:span text:style-name="T19_53">se</text:span><text:span text:style-name="T19_54"><text:s/></text:span><text:span text:style-name="T19_55">foi</text:span><text:span text:style-name="T19_56"><text:s/></text:span><text:span text:style-name="T19_57">presente</text:span><text:span text:style-name="T19_58"><text:s/></text:span><text:span text:style-name="T19_59">ou</text:span><text:span text:style-name="T19_60"><text:s/></text:span><text:span text:style-name="T19_61">compra</text:span><text:span text:style-name="T19_62">;<text:s/></text:span><text:span text:style-name="T19_63">caso</text:span><text:span text:style-name="T19_64"><text:s/></text:span><text:span text:style-name="T19_65">presente</text:span><text:span text:style-name="T19_66">:<text:s/></text:span><text:span text:style-name="T19_67">nome</text:span><text:span text:style-name="T19_68"><text:s/></text:span><text:span text:style-name="T19_69">de</text:span><text:span text:style-name="T19_70"><text:s/></text:span><text:span text:style-name="T19_71">quem</text:span><text:span text:style-name="T19_72"><text:s/></text:span><text:span text:style-name="T19_73">deu</text:span><text:span text:style-name="T19_74"><text:s/></text:span><text:span text:style-name="T19_75">a</text:span><text:span text:style-name="T19_76"><text:s/></text:span><text:span text:style-name="T19_77">obra</text:span><text:span text:style-name="T19_78">;<text:s/></text:span><text:span text:style-name="T19_79">caso</text:span><text:span text:style-name="T19_80"><text:s/></text:span><text:span text:style-name="T19_81">compra</text:span><text:span text:style-name="T19_82">:<text:s/></text:span><text:span text:style-name="T19_83">valor</text:span><text:span text:style-name="T19_84"><text:s/></text:span><text:span text:style-name="T19_85">da</text:span><text:span text:style-name="T19_86"><text:s/></text:span><text:span text:style-name="T19_87">obra</text:span><text:span text:style-name="T19_88">;<text:s/></text:span><text:span text:style-name="T19_89">data</text:span><text:span text:style-name="T19_90"><text:s/></text:span><text:span text:style-name="T19_91">de</text:span><text:span text:style-name="T19_92"><text:s/></text:span><text:span text:style-name="T19_93">aquisição</text:span><text:span text:style-name="T19_94">),<text:s/></text:span><text:span text:style-name="T19_95">empréstimo</text:span><text:span text:style-name="T19_96"><text:s/>(</text:span><text:span text:style-name="T19_97">se</text:span><text:span text:style-name="T19_98"><text:s/></text:span><text:span text:style-name="T19_99">está</text:span><text:span text:style-name="T19_100"><text:s/></text:span><text:span text:style-name="T19_101">emprestado</text:span><text:span text:style-name="T19_102"><text:s/></text:span><text:span text:style-name="T19_103">ou</text:span><text:span text:style-name="T19_104"><text:s/></text:span><text:span text:style-name="T19_105">não</text:span><text:span text:style-name="T19_106">,<text:s/></text:span><text:span text:style-name="T19_107">caso</text:span><text:span text:style-name="T19_108"><text:s/></text:span><text:span text:style-name="T19_109">emprestado</text:span><text:span text:style-name="T19_110">:<text:s/></text:span><text:span text:style-name="T19_111">nome</text:span><text:span text:style-name="T19_112"><text:s/></text:span><text:span text:style-name="T19_113">da</text:span><text:span text:style-name="T19_114"><text:s/></text:span><text:span text:style-name="T19_115">pessoa</text:span><text:span text:style-name="T19_116"><text:s/></text:span><text:span text:style-name="T19_117">a</text:span><text:span text:style-name="T19_118"><text:s/></text:span><text:span text:style-name="T19_119">quem</text:span><text:span text:style-name="T19_120"><text:s/></text:span><text:span text:style-name="T19_121">está</text:span><text:span text:style-name="T19_122"><text:s/></text:span><text:span text:style-name="T19_123">emprestado</text:span><text:span text:style-name="T19_124">,<text:s/></text:span><text:span text:style-name="T19_125">data</text:span><text:span text:style-name="T19_126"><text:s/></text:span><text:span text:style-name="T19_127">do</text:span><text:span text:style-name="T19_128"><text:s/></text:span><text:span text:style-name="T19_129">empréstimo</text:span><text:span text:style-name="T19_130">,<text:s/></text:span><text:span text:style-name="T19_131">data</text:span><text:span text:style-name="T19_132"><text:s/></text:span><text:span text:style-name="T19_133">de</text:span><text:span text:style-name="T19_134"><text:s/></text:span><text:span text:style-name="T19_135">devolução</text:span><text:span text:style-name="T19_136">)<text:s/></text:span><text:span text:style-name="T19_137">e</text:span><text:span text:style-name="T19_138"><text:s/></text:span><text:span text:style-name="T19_139">localização</text:span><text:span text:style-name="T19_140"><text:s/></text:span><text:span text:style-name="T19_141">física</text:span><text:span text:style-name="T19_142"><text:s/>(</text:span><text:span text:style-name="T19_143">nome</text:span><text:span text:style-name="T19_144"><text:s/></text:span><text:span text:style-name="T19_145">da</text:span><text:span text:style-name="T19_146"><text:s/></text:span><text:span text:style-name="T19_147">pessoa</text:span><text:span text:style-name="T19_148"><text:s/></text:span><text:span text:style-name="T19_149">que</text:span><text:span text:style-name="T19_150"><text:s/></text:span><text:span text:style-name="T19_151">está</text:span><text:span text:style-name="T19_152"><text:s/></text:span><text:span text:style-name="T19_153">com</text:span><text:span text:style-name="T19_154"><text:s/></text:span><text:span text:style-name="T19_155">a</text:span><text:span text:style-name="T19_156"><text:s/></text:span><text:span text:style-name="T19_157">obra</text:span><text:span text:style-name="T19_158"><text:s/></text:span><text:span text:style-name="T19_159">e</text:span><text:span text:style-name="T19_160"><text:s/></text:span><text:span text:style-name="T19_161">o</text:span><text:span text:style-name="T19_162"><text:s/></text:span><text:span text:style-name="T19_163">endereço</text:span><text:span text:style-name="T19_164"><text:s/></text:span><text:span text:style-name="T19_165">dela</text:span><text:span text:style-name="T19_166">)<text:s/>.</text:span></text:p>
      <text:p text:style-name="P20"><text:span text:style-name="T20_1"><text:s/></text:span><text:span text:style-name="T20_2">Referências</text:span><text:span text:style-name="T20_3"><text:s/></text:span><text:span text:style-name="T20_4">Cruzadas</text:span><text:span text:style-name="T20_5">:<text:s/></text:span><text:span text:style-name="T20_6">RF</text:span><text:span text:style-name="T20_7">_2,<text:s/></text:span><text:span text:style-name="T20_8">RF</text:span><text:span text:style-name="T20_9">_9</text:span></text:p>
      <text:p text:style-name="P21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22"><text:span text:style-name="T22_1">Ação</text:span><text:span text:style-name="T22_2"><text:s/></text:span><text:span text:style-name="T22_3">do</text:span><text:span text:style-name="T22_4"><text:s/></text:span><text:span text:style-name="T22_5">ator</text:span></text:p>
          </table:table-cell>
          <table:table-cell table:style-name="Cell6">
            <text:p text:style-name="P23"><text:span text:style-name="T23_1">Resposta</text:span><text:span text:style-name="T23_2"><text:s/></text:span><text:span text:style-name="T23_3">do</text:span><text:span text:style-name="T23_4"><text:s/></text:span><text:span text:style-name="T23_5">sistema</text:span></text:p>
          </table:table-cell>
        </table:table-row>
        <table:table-row table:style-name="Row4">
          <table:table-cell table:style-name="Cell7">
            <text:list text:style-name="LS2" xml:id="list2">
              <text:list-item>
                <text:p text:style-name="P24"><text:span text:style-name="T24_1">O</text:span><text:span text:style-name="T24_2"><text:s/></text:span><text:span text:style-name="T24_3">usuário</text:span><text:span text:style-name="T24_4"><text:s/></text:span><text:span text:style-name="T24_5">adiciona</text:span><text:span text:style-name="T24_6"><text:s/></text:span><text:span text:style-name="T24_7">os</text:span><text:span text:style-name="T24_8"><text:s/></text:span><text:span text:style-name="T24_9">dados</text:span><text:span text:style-name="T24_10"><text:s/></text:span><text:span text:style-name="T24_11">padrão</text:span><text:span text:style-name="T24_12"><text:s text:c="2"/></text:span><text:span text:style-name="T24_13">da</text:span><text:span text:style-name="T24_14"><text:s/></text:span><text:span text:style-name="T24_15">musica</text:span><text:span text:style-name="T24_16"><text:s/></text:span><text:span text:style-name="T24_17">e</text:span><text:span text:style-name="T24_18"><text:s/></text:span><text:span text:style-name="T24_19">dados</text:span><text:span text:style-name="T24_20"><text:s/></text:span><text:span text:style-name="T24_21">adicionais</text:span><text:span text:style-name="T24_22"><text:s/></text:span><text:span text:style-name="T24_23">como</text:span><text:span text:style-name="T24_24"><text:s/></text:span><text:span text:style-name="T24_25">aquisição</text:span><text:span text:style-name="T24_26"><text:s/>(</text:span><text:span text:style-name="T24_27">presente</text:span><text:span text:style-name="T24_28"><text:s/></text:span><text:span text:style-name="T24_29">ou</text:span><text:span text:style-name="T24_30"><text:s/></text:span><text:span text:style-name="T24_31">compra</text:span><text:span text:style-name="T24_32">),<text:s/></text:span><text:span text:style-name="T24_33">empréstimo</text:span><text:span text:style-name="T24_34"><text:s/></text:span><text:span text:style-name="T24_35">e</text:span><text:span text:style-name="T24_36"><text:s/></text:span><text:span text:style-name="T24_37">localização</text:span><text:span text:style-name="T24_38">.</text:span></text:p>
              </text:list-item>
            </text:list>
          </table:table-cell>
          <table:table-cell table:style-name="Cell8">
            <text:list text:style-name="LS2" xml:id="list3" text:continue-list="list2">
              <text:list-item>
                <text:p text:style-name="P25"><text:span text:style-name="T25_1">Informa</text:span><text:span text:style-name="T25_2"><text:s/></text:span><text:span text:style-name="T25_3">se</text:span><text:span text:style-name="T25_4"><text:s/></text:span><text:span text:style-name="T25_5">a</text:span><text:span text:style-name="T25_6"><text:s/></text:span><text:span text:style-name="T25_7">música</text:span><text:span text:style-name="T25_8"><text:s/></text:span><text:span text:style-name="T25_9">foi</text:span><text:span text:style-name="T25_10"><text:s/></text:span><text:span text:style-name="T25_11">armazenada</text:span><text:span text:style-name="T25_12"><text:s/></text:span><text:span text:style-name="T25_13">com</text:span><text:span text:style-name="T25_14"><text:s/></text:span><text:span text:style-name="T25_15">sucesso</text:span></text:p>
              </text:list-item>
            </text:list>
          </table:table-cell>
        </table:table-row>
      </table:table>
      <text:p text:style-name="P26"/>
      <text:p text:style-name="P27"/>
      <text:p text:style-name="P28"><text:span text:style-name="T28_1">Caso</text:span><text:span text:style-name="T28_2"><text:s/></text:span><text:span text:style-name="T28_3">de</text:span><text:span text:style-name="T28_4"><text:s/></text:span><text:span text:style-name="T28_5">uso</text:span><text:span text:style-name="T28_6">:<text:s/></text:span><text:span text:style-name="T28_7">Criar</text:span><text:span text:style-name="T28_8"><text:s/></text:span><text:span text:style-name="T28_9">de</text:span><text:span text:style-name="T28_10"><text:s/></text:span><text:span text:style-name="T28_11">categorias</text:span><text:span text:style-name="T28_12"><text:s/></text:span><text:span text:style-name="T28_13">musicais</text:span></text:p>
      <text:p text:style-name="P29"><text:span text:style-name="T29_1">Atores</text:span><text:span text:style-name="T29_2">:<text:s/></text:span><text:span text:style-name="T29_3">Usuário</text:span></text:p>
      <text:p text:style-name="P30"><text:span text:style-name="T30_1">Finalidade</text:span><text:span text:style-name="T30_2">:<text:s/></text:span><text:span text:style-name="T30_3">Criar</text:span><text:span text:style-name="T30_4"><text:s/></text:span><text:span text:style-name="T30_5">categoria</text:span><text:span text:style-name="T30_6"><text:s/></text:span><text:span text:style-name="T30_7">de</text:span><text:span text:style-name="T30_8"><text:s/></text:span><text:span text:style-name="T30_9">música</text:span><text:span text:style-name="T30_10">.</text:span><text:span text:style-name="T30_11"><text:s/></text:span></text:p>
      <text:p text:style-name="P31"><text:span text:style-name="T31_1">Tipo</text:span><text:span text:style-name="T31_2">:<text:s/></text:span><text:span text:style-name="T31_3">secundário</text:span><text:span text:style-name="T31_4"><text:s text:c="2"/></text:span><text:span text:style-name="T31_5">e</text:span><text:span text:style-name="T31_6"><text:s/></text:span><text:span text:style-name="T31_7">essencial</text:span></text:p>
      <text:p text:style-name="P32"><text:span text:style-name="T32_1">Descrição</text:span><text:span text:style-name="T32_2">:<text:s/></text:span><text:span text:style-name="T32_3">O</text:span><text:span text:style-name="T32_4"><text:s/></text:span><text:span text:style-name="T32_5">Usuário</text:span><text:span text:style-name="T32_6"><text:s/></text:span><text:span text:style-name="T32_7">acessa</text:span><text:span text:style-name="T32_8"><text:s/></text:span><text:span text:style-name="T32_9">o</text:span><text:span text:style-name="T32_10"><text:s/></text:span><text:span text:style-name="T32_11">sistema</text:span><text:span text:style-name="T32_12"><text:s/></text:span><text:span text:style-name="T32_13">e</text:span><text:span text:style-name="T32_14"><text:s/></text:span><text:span text:style-name="T32_15">cria</text:span><text:span text:style-name="T32_16"><text:s/></text:span><text:span text:style-name="T32_17">uma</text:span><text:span text:style-name="T32_18"><text:s/></text:span><text:span text:style-name="T32_19">categoria</text:span><text:span text:style-name="T32_20"><text:s/></text:span><text:span text:style-name="T32_21">musical</text:span><text:span text:style-name="T32_22"><text:s/></text:span><text:span text:style-name="T32_23">para</text:span><text:span text:style-name="T32_24"><text:s/></text:span><text:span text:style-name="T32_25">posteriormente</text:span><text:span text:style-name="T32_26"><text:s/></text:span><text:span text:style-name="T32_27">ser</text:span><text:span text:style-name="T32_28"><text:s/></text:span><text:span text:style-name="T32_29">usada</text:span><text:span text:style-name="T32_30"><text:s/></text:span><text:span text:style-name="T32_31">no</text:span><text:span text:style-name="T32_32"><text:s/></text:span><text:span text:style-name="T32_33">armazenamento</text:span><text:span text:style-name="T32_34"><text:s/></text:span><text:span text:style-name="T32_35">de</text:span><text:span text:style-name="T32_36"><text:s/></text:span><text:span text:style-name="T32_37">uma</text:span><text:span text:style-name="T32_38"><text:s/></text:span><text:span text:style-name="T32_39">música</text:span><text:span text:style-name="T32_40">.</text:span><text:span text:style-name="T32_41"><text:s/></text:span></text:p>
      <text:p text:style-name="P33"><text:span text:style-name="T33_1">Referências</text:span><text:span text:style-name="T33_2"><text:s/></text:span><text:span text:style-name="T33_3">Cruzadas</text:span><text:span text:style-name="T33_4">:<text:s/></text:span><text:span text:style-name="T33_5">RF</text:span><text:span text:style-name="T33_6">_6</text:span></text:p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34"><text:span text:style-name="T34_1">Ação</text:span><text:span text:style-name="T34_2"><text:s/></text:span><text:span text:style-name="T34_3">do</text:span><text:span text:style-name="T34_4"><text:s/></text:span><text:span text:style-name="T34_5">ator</text:span></text:p>
          </table:table-cell>
          <table:table-cell table:style-name="Cell10">
            <text:p text:style-name="P35"><text:span text:style-name="T35_1">Resposta</text:span><text:span text:style-name="T35_2"><text:s/></text:span><text:span text:style-name="T35_3">do</text:span><text:span text:style-name="T35_4"><text:s/></text:span><text:span text:style-name="T35_5">sistema</text:span></text:p>
          </table:table-cell>
        </table:table-row>
        <table:table-row table:style-name="Row6">
          <table:table-cell table:style-name="Cell11">
            <text:list text:style-name="LS3" xml:id="list4">
              <text:list-item>
                <text:p text:style-name="P36"><text:span text:style-name="T36_1">O</text:span><text:span text:style-name="T36_2"><text:s/></text:span><text:span text:style-name="T36_3">usuário</text:span><text:span text:style-name="T36_4"><text:s/></text:span><text:span text:style-name="T36_5">digita</text:span><text:span text:style-name="T36_6"><text:s/></text:span><text:span text:style-name="T36_7">o</text:span><text:span text:style-name="T36_8"><text:s/></text:span><text:span text:style-name="T36_9">nome</text:span><text:span text:style-name="T36_10"><text:s/></text:span><text:span text:style-name="T36_11">da</text:span><text:span text:style-name="T36_12"><text:s/></text:span><text:span text:style-name="T36_13">categoria</text:span></text:p>
              </text:list-item>
            </text:list>
          </table:table-cell>
          <table:table-cell table:style-name="Cell12">
            <text:list text:style-name="LS3" xml:id="list5" text:continue-list="list4">
              <text:list-item>
                <text:p text:style-name="P37"><text:span text:style-name="T37_1">Informa</text:span><text:span text:style-name="T37_2"><text:s/></text:span><text:span text:style-name="T37_3">se</text:span><text:span text:style-name="T37_4"><text:s/></text:span><text:span text:style-name="T37_5">a</text:span><text:span text:style-name="T37_6"><text:s/></text:span><text:span text:style-name="T37_7">categoria</text:span><text:span text:style-name="T37_8"><text:s/></text:span><text:span text:style-name="T37_9">foi</text:span><text:span text:style-name="T37_10"><text:s/></text:span><text:span text:style-name="T37_11">criada</text:span><text:span text:style-name="T37_12"><text:s/></text:span><text:span text:style-name="T37_13">com</text:span><text:span text:style-name="T37_14"><text:s/></text:span><text:span text:style-name="T37_15">sucesso</text:span></text:p>
              </text:list-item>
            </text:list>
          </table:table-cell>
        </table:table-row>
      </table:table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</text:list-level-style-number>
    </text:list-style>
    <style:style style:name="List2Level0" style:family="text">
      <style:text-properties style:font-name="Arial" style:font-name-asian="Arial" style:font-name-complex="Arial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</text:list-level-style-number>
    </text:list-style>
    <style:style style:name="List3Level0" style:family="text">
      <style:text-properties style:font-name="Arial" style:font-name-asian="Arial" style:font-name-complex="Arial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space-before="3.492cm" text:min-label-width="0.318cm" fo:text-align="start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space-before="7.302cm" text:min-label-width="0.318cm" fo:text-align="start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space-before="11.112cm" text:min-label-width="0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3cm" fo:padding-right="0cm" fo:margin-right="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